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6.6924in" table:align="margins"/>
    </style:style>
    <style:style style:name="Table18.A" style:family="table-column">
      <style:table-column-properties style:column-width="0.6236in" style:rel-column-width="6106*"/>
    </style:style>
    <style:style style:name="Table18.B" style:family="table-column">
      <style:table-column-properties style:column-width="1.0833in" style:rel-column-width="10608*"/>
    </style:style>
    <style:style style:name="Table18.C" style:family="table-column">
      <style:table-column-properties style:column-width="0.5in" style:rel-column-width="4896*"/>
    </style:style>
    <style:style style:name="Table18.D" style:family="table-column">
      <style:table-column-properties style:column-width="4.4854in" style:rel-column-width="43925*"/>
    </style:style>
    <style:style style:name="Table1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382in" fo:border="0.05pt solid #000000">
        <style:background-image/>
      </style:table-cell-properties>
    </style:style>
    <style:style style:name="Table18.A2" style:family="table-cell" style:data-style-name="N100">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A3" style:family="table-cell" style:data-style-name="N100">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0.05pt solid #000000" fo:border-top="none" fo:border-bottom="0.05pt solid #000000"/>
    </style:style>
    <style:style style:name="Table18.A4" style:family="table-cell" style:data-style-name="N100">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0.05pt solid #000000" fo:border-top="none" fo:border-bottom="0.05pt solid #000000"/>
    </style:style>
    <style:style style:name="Table18.A5" style:family="table-cell" style:data-style-name="N100">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style>
    <style:style style:name="Table1.A" style:family="table-column">
      <style:table-column-properties style:column-width="1.8438in" style:rel-column-width="18054*"/>
    </style:style>
    <style:style style:name="Table1.B" style:family="table-column">
      <style:table-column-properties style:column-width="4.8486in" style:rel-column-width="47481*"/>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8438in" style:rel-column-width="18054*"/>
    </style:style>
    <style:style style:name="Table3.B" style:family="table-column">
      <style:table-column-properties style:column-width="4.8486in" style:rel-column-width="47481*"/>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8438in" style:rel-column-width="18054*"/>
    </style:style>
    <style:style style:name="Table2.B" style:family="table-column">
      <style:table-column-properties style:column-width="4.8486in" style:rel-column-width="4748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Code">
      <style:paragraph-properties fo:margin-top="0in" fo:margin-bottom="0in" loext:contextual-spacing="false" fo:padding="0.0193in" fo:border="0.06pt solid #000000" style:shadow="none"/>
    </style:style>
    <style:style style:name="P3" style:family="paragraph" style:parent-style-name="Code">
      <style:paragraph-properties fo:margin-top="0in" fo:margin-bottom="0in" loext:contextual-spacing="false" fo:padding="0.0193in" fo:border="0.06pt solid #000000" style:shadow="none"/>
      <style:text-properties officeooo:paragraph-rsid="0013707a"/>
    </style:style>
    <style:style style:name="P4" style:family="paragraph" style:parent-style-name="Code">
      <style:paragraph-properties fo:margin-top="0in" fo:margin-bottom="0in" loext:contextual-spacing="false" fo:keep-together="always" fo:padding="0.0193in" fo:border="0.06pt solid #000000" style:shadow="none"/>
    </style:style>
    <style:style style:name="P5" style:family="paragraph" style:parent-style-name="Code">
      <style:paragraph-properties fo:margin-top="0in" fo:margin-bottom="0in" loext:contextual-spacing="false" fo:padding="0.0193in" fo:border="0.06pt solid #000000" style:shadow="none"/>
      <style:text-properties officeooo:rsid="0014bfca"/>
    </style:style>
    <style:style style:name="P6" style:family="paragraph" style:parent-style-name="Code">
      <style:paragraph-properties fo:margin-top="0in" fo:margin-bottom="0in" loext:contextual-spacing="false" fo:keep-together="always" fo:padding="0.0193in" fo:border="0.06pt solid #000000" style:shadow="none" fo:keep-with-next="always"/>
    </style:style>
    <style:style style:name="P7" style:family="paragraph" style:parent-style-name="Code" style:master-page-name="">
      <style:paragraph-properties fo:margin-top="0in" fo:margin-bottom="0in" loext:contextual-spacing="false" style:page-number="auto" fo:padding="0.0193in" fo:border="0.06pt solid #000000" style:shadow="none"/>
    </style:style>
    <style:style style:name="P8" style:family="paragraph" style:parent-style-name="Code" style:master-page-name="">
      <style:paragraph-properties fo:margin-top="0in" fo:margin-bottom="0in" loext:contextual-spacing="false" style:page-number="auto" fo:padding="0.0193in" fo:border="0.06pt solid #000000" style:shadow="none"/>
      <style:text-properties officeooo:paragraph-rsid="0013707a"/>
    </style:style>
    <style:style style:name="P9" style:family="paragraph" style:parent-style-name="Code" style:master-page-name="">
      <style:paragraph-properties fo:margin-top="0in" fo:margin-bottom="0in" loext:contextual-spacing="false" style:page-number="auto" fo:padding="0.0193in" fo:border="0.06pt solid #000000" style:shadow="none"/>
      <style:text-properties officeooo:rsid="0024fb40" officeooo:paragraph-rsid="0024fb40"/>
    </style:style>
    <style:style style:name="P10" style:family="paragraph" style:parent-style-name="Code" style:master-page-name="">
      <style:paragraph-properties style:page-number="auto" fo:keep-with-next="always"/>
      <style:text-properties fo:background-color="transparent"/>
    </style:style>
    <style:style style:name="P11" style:family="paragraph" style:parent-style-name="Code" style:master-page-name="">
      <style:paragraph-properties style:page-number="auto" fo:keep-with-next="always"/>
      <style:text-properties officeooo:paragraph-rsid="0013707a" fo:background-color="transparent"/>
    </style:style>
    <style:style style:name="P12" style:family="paragraph" style:parent-style-name="Code" style:master-page-name="">
      <style:paragraph-properties style:page-number="auto" fo:keep-with-next="always"/>
      <style:text-properties officeooo:paragraph-rsid="0024fb40" fo:background-color="transparent"/>
    </style:style>
    <style:style style:name="P13" style:family="paragraph" style:parent-style-name="Text_20_body" style:master-page-name="">
      <style:paragraph-properties style:page-number="auto" fo:keep-with-next="always"/>
    </style:style>
    <style:style style:name="P14" style:family="paragraph" style:parent-style-name="Text_20_body" style:master-page-name="">
      <style:paragraph-properties fo:keep-together="always" style:page-number="auto" fo:keep-with-next="always"/>
    </style:style>
    <style:style style:name="P15" style:family="paragraph" style:parent-style-name="Text_20_body" style:master-page-name="">
      <style:paragraph-properties fo:text-align="start" style:justify-single-word="false" style:page-number="auto" fo:padding="0.0193in" fo:border="0.06pt solid #000000" style:shadow="none"/>
      <style:text-properties fo:font-size="12pt" fo:language="en" fo:country="GB" style:font-size-asian="12pt" style:font-size-complex="12pt"/>
    </style:style>
    <style:style style:name="P16" style:family="paragraph" style:parent-style-name="Code" style:master-page-name="">
      <style:paragraph-properties style:page-number="auto"/>
      <style:text-properties fo:background-color="transparent"/>
    </style:style>
    <style:style style:name="P17" style:family="paragraph" style:parent-style-name="Text_20_body" style:master-page-name="">
      <style:paragraph-properties style:page-number="auto" fo:break-before="auto" fo:break-after="auto"/>
      <style:text-properties fo:font-weight="bold" style:font-weight-asian="bold" style:font-weight-complex="bold"/>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text-properties fo:font-weight="bold" officeooo:paragraph-rsid="0024fb40" style:font-weight-asian="bold" style:font-weight-complex="bold"/>
    </style:style>
    <style:style style:name="P20" style:family="paragraph" style:parent-style-name="Table_20_Contents">
      <style:text-properties officeooo:rsid="0019d6e3" officeooo:paragraph-rsid="0019d6e3"/>
    </style:style>
    <style:style style:name="P21" style:family="paragraph" style:parent-style-name="Table_20_Contents">
      <style:text-properties officeooo:rsid="0021ff13" officeooo:paragraph-rsid="0021ff13"/>
    </style:style>
    <style:style style:name="P22" style:family="paragraph" style:parent-style-name="Table_20_Contents">
      <style:text-properties officeooo:paragraph-rsid="0024fb40"/>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fo:font-weight="normal" officeooo:rsid="000f8299" officeooo:paragraph-rsid="000f8299" style:font-weight-asian="normal" style:font-weight-complex="normal"/>
    </style:style>
    <style:style style:name="P25" style:family="paragraph" style:parent-style-name="Text_20_body">
      <style:text-properties fo:font-weight="normal" fo:background-color="transparent" style:font-weight-asian="normal" style:font-weight-complex="normal"/>
    </style:style>
    <style:style style:name="P26" style:family="paragraph" style:parent-style-name="Text_20_body">
      <style:text-properties fo:font-weight="normal" officeooo:paragraph-rsid="0024fb40" fo:background-color="transparent" style:font-weight-asian="normal" style:font-weight-complex="normal"/>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start" style:justify-single-word="false"/>
      <style:text-properties fo:font-size="12pt" style:font-size-asian="12pt" style:font-size-complex="12pt"/>
    </style:style>
    <style:style style:name="P29" style:family="paragraph" style:parent-style-name="Text_20_body">
      <style:paragraph-properties fo:text-align="start" style:justify-single-word="false"/>
      <style:text-properties fo:font-size="12pt" fo:language="en" fo:country="GB" style:font-size-asian="12pt" style:font-size-complex="12pt"/>
    </style:style>
    <style:style style:name="P30" style:family="paragraph" style:parent-style-name="Text_20_body">
      <style:text-properties fo:font-size="12pt" fo:language="en" fo:country="GB" fo:font-weight="normal" style:font-size-asian="12pt" style:font-weight-asian="normal" style:font-size-complex="12pt" style:font-weight-complex="normal"/>
    </style:style>
    <style:style style:name="P3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4"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5" style:family="paragraph" style:parent-style-name="Text_20_body">
      <style:text-properties fo:background-color="transparent"/>
    </style:style>
    <style:style style:name="P36" style:family="paragraph" style:parent-style-name="Text_20_body">
      <style:text-properties officeooo:rsid="00163ae6" officeooo:paragraph-rsid="00163ae6" fo:background-color="transparent"/>
    </style:style>
    <style:style style:name="P37" style:family="paragraph" style:parent-style-name="Text_20_body">
      <style:text-properties officeooo:rsid="00163ae6" officeooo:paragraph-rsid="002b76ba" fo:background-color="transparent"/>
    </style:style>
    <style:style style:name="P38" style:family="paragraph" style:parent-style-name="Text_20_body">
      <style:text-properties officeooo:rsid="0019b247" officeooo:paragraph-rsid="0019b247" fo:background-color="transparent"/>
    </style:style>
    <style:style style:name="P39" style:family="paragraph" style:parent-style-name="Text_20_body">
      <style:text-properties officeooo:rsid="0017d23d" officeooo:paragraph-rsid="00163ae6" fo:background-color="transparent"/>
    </style:style>
    <style:style style:name="P40" style:family="paragraph" style:parent-style-name="Text_20_body">
      <style:text-properties officeooo:rsid="0017d23d" officeooo:paragraph-rsid="002b76ba" fo:background-color="transparent"/>
    </style:style>
    <style:style style:name="P41" style:family="paragraph" style:parent-style-name="Text_20_body">
      <style:text-properties officeooo:paragraph-rsid="001cdfe6" fo:background-color="transparent"/>
    </style:style>
    <style:style style:name="P42" style:family="paragraph" style:parent-style-name="Text_20_body">
      <style:text-properties officeooo:paragraph-rsid="0024fb40" fo:background-color="transparent"/>
    </style:style>
    <style:style style:name="P43" style:family="paragraph" style:parent-style-name="Text_20_body">
      <style:text-properties officeooo:rsid="002b76ba" officeooo:paragraph-rsid="002b76ba" fo:background-color="transparent"/>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fo:font-weight="bold" officeooo:rsid="000f8299" officeooo:paragraph-rsid="000f8299" style:font-weight-asian="bold" style:font-weight-complex="bold"/>
    </style:style>
    <style:style style:name="P46" style:family="paragraph" style:parent-style-name="Text_20_body">
      <style:text-properties fo:font-weight="bold" officeooo:rsid="0010fb8f" officeooo:paragraph-rsid="0010fb8f" style:font-weight-asian="bold" style:font-weight-complex="bold"/>
    </style:style>
    <style:style style:name="P47" style:family="paragraph" style:parent-style-name="Text_20_body">
      <style:text-properties fo:font-weight="bold" officeooo:rsid="002b7889" officeooo:paragraph-rsid="002deae7" style:font-weight-asian="bold" style:font-weight-complex="bold"/>
    </style:style>
    <style:style style:name="P48" style:family="paragraph" style:parent-style-name="Text_20_body">
      <style:text-properties fo:font-weight="bold" fo:background-color="transparent" style:font-weight-asian="bold" style:font-weight-complex="bold"/>
    </style:style>
    <style:style style:name="P4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0" style:family="paragraph" style:parent-style-name="Text_20_body">
      <style:text-properties officeooo:paragraph-rsid="0024fb40"/>
    </style:style>
    <style:style style:name="P51" style:family="paragraph" style:parent-style-name="Text_20_body">
      <style:text-properties officeooo:rsid="0024fb40" officeooo:paragraph-rsid="0024fb40"/>
    </style:style>
    <style:style style:name="P52" style:family="paragraph" style:parent-style-name="Text_20_body">
      <style:paragraph-properties fo:padding="0.0193in" fo:border="0.06pt solid #000000" style:shadow="none"/>
    </style:style>
    <style:style style:name="P53" style:family="paragraph" style:parent-style-name="Text_20_body">
      <style:paragraph-properties fo:text-align="start" style:justify-single-word="false" fo:padding="0.0193in" fo:border="0.06pt solid #000000" style:shadow="none"/>
      <style:text-properties fo:font-size="12pt" fo:language="en" fo:country="GB" fo:font-weight="normal" style:font-size-asian="12pt" style:font-weight-asian="normal" style:font-size-complex="12pt" style:font-weight-complex="normal"/>
    </style:style>
    <style:style style:name="P54" style:family="paragraph" style:parent-style-name="Code">
      <style:text-properties fo:font-weight="normal" style:font-weight-asian="normal" style:font-weight-complex="normal"/>
    </style:style>
    <style:style style:name="P55" style:family="paragraph" style:parent-style-name="Code">
      <style:text-properties fo:font-weight="normal" officeooo:rsid="0010fb8f" officeooo:paragraph-rsid="0010fb8f" style:font-weight-asian="normal" style:font-weight-complex="normal"/>
    </style:style>
    <style:style style:name="P56" style:family="paragraph" style:parent-style-name="Code">
      <style:text-properties fo:font-weight="normal" officeooo:paragraph-rsid="002efd2a" style:font-weight-asian="normal" style:font-weight-complex="normal"/>
    </style:style>
    <style:style style:name="P57" style:family="paragraph" style:parent-style-name="Code">
      <style:text-properties fo:font-weight="normal" officeooo:rsid="00322694" officeooo:paragraph-rsid="00322694" style:font-weight-asian="normal" style:font-weight-complex="normal"/>
    </style:style>
    <style:style style:name="P58" style:family="paragraph" style:parent-style-name="Code">
      <style:text-properties fo:background-color="transparent"/>
    </style:style>
    <style:style style:name="P59" style:family="paragraph" style:parent-style-name="Code">
      <style:text-properties officeooo:rsid="0013707a" officeooo:paragraph-rsid="0013707a" fo:background-color="transparent"/>
    </style:style>
    <style:style style:name="P60" style:family="paragraph" style:parent-style-name="Code">
      <style:text-properties officeooo:rsid="00163ae6" officeooo:paragraph-rsid="0017d23d" fo:background-color="transparent"/>
    </style:style>
    <style:style style:name="P61" style:family="paragraph" style:parent-style-name="Code">
      <style:text-properties officeooo:rsid="00163ae6" officeooo:paragraph-rsid="0019b247" fo:background-color="transparent"/>
    </style:style>
    <style:style style:name="P62" style:family="paragraph" style:parent-style-name="Code">
      <style:text-properties officeooo:rsid="00163ae6" officeooo:paragraph-rsid="002b76ba" fo:background-color="transparent"/>
    </style:style>
    <style:style style:name="P63" style:family="paragraph" style:parent-style-name="Code">
      <style:text-properties officeooo:rsid="0024fb40" officeooo:paragraph-rsid="0024fb40" fo:background-color="transparent"/>
    </style:style>
    <style:style style:name="P64" style:family="paragraph" style:parent-style-name="Code">
      <style:text-properties officeooo:rsid="0029a3e8" officeooo:paragraph-rsid="0029a3e8" fo:background-color="transparent"/>
    </style:style>
    <style:style style:name="P65" style:family="paragraph" style:parent-style-name="Code">
      <style:text-properties officeooo:paragraph-rsid="002bfd21"/>
    </style:style>
    <style:style style:name="P66"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style>
    <style:style style:name="P67"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19d6e3" officeooo:paragraph-rsid="0019d6e3"/>
    </style:style>
    <style:style style:name="P68" style:family="paragraph" style:parent-style-name="Table_20_Contents">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officeooo:rsid="0021ff13" officeooo:paragraph-rsid="0021ff13"/>
    </style:style>
    <style:style style:name="P69" style:family="paragraph" style:parent-style-name="Code">
      <style:paragraph-properties fo:keep-with-next="always"/>
      <style:text-properties fo:background-color="transparent"/>
    </style:style>
    <style:style style:name="P70" style:family="paragraph" style:parent-style-name="Contents_20_2">
      <style:paragraph-properties>
        <style:tab-stops>
          <style:tab-stop style:position="6.4957in" style:type="right" style:leader-style="dotted" style:leader-text="."/>
        </style:tab-stops>
      </style:paragraph-properties>
    </style:style>
    <style:style style:name="P71" style:family="paragraph" style:parent-style-name="Contents_20_1">
      <style:paragraph-properties>
        <style:tab-stops>
          <style:tab-stop style:position="6.6925in" style:type="right" style:leader-style="dotted" style:leader-text="."/>
        </style:tab-stops>
      </style:paragraph-properties>
    </style:style>
    <style:style style:name="P72" style:family="paragraph" style:parent-style-name="Heading_20_1">
      <style:text-properties officeooo:paragraph-rsid="0024fb40"/>
    </style:style>
    <style:style style:name="P73" style:family="paragraph" style:parent-style-name="Heading_20_1" style:master-page-name="">
      <style:paragraph-properties style:page-number="auto" fo:break-before="page"/>
    </style:style>
    <style:style style:name="P74" style:family="paragraph" style:parent-style-name="Heading_20_1" style:master-page-name="">
      <style:paragraph-properties style:page-number="auto" fo:break-before="page"/>
      <style:text-properties officeooo:rsid="0024fb40" officeooo:paragraph-rsid="0024fb40"/>
    </style:style>
    <style:style style:name="P75" style:family="paragraph" style:parent-style-name="Heading_20_1">
      <style:paragraph-properties fo:break-before="page"/>
    </style:style>
    <style:style style:name="P76" style:family="paragraph" style:parent-style-name="Text_20_body" style:list-style-name="L1">
      <style:text-properties officeooo:rsid="0024fb40" officeooo:paragraph-rsid="0024fb40"/>
    </style:style>
    <style:style style:name="P77" style:family="paragraph" style:parent-style-name="Text_20_body" style:list-style-name="L1">
      <style:text-properties officeooo:rsid="002d52bc" officeooo:paragraph-rsid="002d52bc"/>
    </style:style>
    <style:style style:name="P78" style:family="paragraph" style:parent-style-name="Text_20_body" style:list-style-name="L2"/>
    <style:style style:name="P79" style:family="paragraph" style:parent-style-name="Text_20_body" style:list-style-name="L3">
      <style:text-properties fo:font-weight="bold" style:font-weight-asian="bold" style:font-weight-complex="bold"/>
    </style:style>
    <style:style style:name="P80" style:family="paragraph" style:parent-style-name="Text_20_body" style:list-style-name="L4">
      <style:text-properties fo:font-weight="normal" style:font-weight-asian="normal" style:font-weight-complex="normal"/>
    </style:style>
    <style:style style:name="P81" style:family="paragraph" style:parent-style-name="Heading_20_2">
      <style:text-properties officeooo:paragraph-rsid="0024fb40"/>
    </style:style>
    <style:style style:name="P82" style:family="paragraph" style:parent-style-name="Heading_20_2" style:master-page-name="">
      <style:paragraph-properties style:page-number="auto" fo:break-before="auto" fo:break-after="auto" fo:keep-with-next="auto"/>
    </style:style>
    <style:style style:name="P83" style:family="paragraph" style:parent-style-name="Heading_20_2" style:master-page-name="">
      <style:paragraph-properties style:page-number="auto" fo:break-before="auto" fo:break-after="auto"/>
      <style:text-properties officeooo:paragraph-rsid="0024fb40"/>
    </style:style>
    <style:style style:name="P84" style:family="paragraph" style:parent-style-name="Heading_20_2">
      <style:paragraph-properties fo:keep-with-next="auto"/>
      <style:text-properties officeooo:paragraph-rsid="0024fb40"/>
    </style:style>
    <style:style style:name="T1" style:family="text">
      <style:text-properties officeooo:rsid="001ad8da"/>
    </style:style>
    <style:style style:name="T2" style:family="text">
      <style:text-properties officeooo:rsid="0019d6e3"/>
    </style:style>
    <style:style style:name="T3" style:family="text">
      <style:text-properties officeooo:rsid="00204097"/>
    </style:style>
    <style:style style:name="T4" style:family="text">
      <style:text-properties officeooo:rsid="0023e901"/>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0c3b8" style:font-weight-asian="normal" style:font-weight-complex="normal"/>
    </style:style>
    <style:style style:name="T8" style:family="text">
      <style:text-properties fo:font-weight="normal" officeooo:rsid="0010fb8f" style:font-weight-asian="normal" style:font-weight-complex="normal"/>
    </style:style>
    <style:style style:name="T9" style:family="text">
      <style:text-properties fo:font-weight="normal" officeooo:rsid="00127ac1" style:font-weight-asian="normal" style:font-weight-complex="normal"/>
    </style:style>
    <style:style style:name="T10" style:family="text">
      <style:text-properties fo:font-weight="normal" officeooo:rsid="0024fb40" style:font-weight-asian="normal" style:font-weight-complex="normal"/>
    </style:style>
    <style:style style:name="T11" style:family="text">
      <style:text-properties fo:font-weight="normal" officeooo:rsid="002deae7" style:font-weight-asian="normal" style:font-weight-complex="normal"/>
    </style:style>
    <style:style style:name="T12" style:family="text">
      <style:text-properties fo:font-weight="normal" officeooo:rsid="002efd2a" style:font-weight-asian="normal" style:font-weight-complex="normal"/>
    </style:style>
    <style:style style:name="T13" style:family="text">
      <style:text-properties fo:font-weight="normal" officeooo:rsid="0030be3b" style:font-weight-asian="normal" style:font-weight-complex="normal"/>
    </style:style>
    <style:style style:name="T14" style:family="text">
      <style:text-properties fo:font-style="italic" style:font-style-asian="italic" style:font-style-complex="italic"/>
    </style:style>
    <style:style style:name="T15" style:family="text">
      <style:text-properties officeooo:rsid="0013707a"/>
    </style:style>
    <style:style style:name="T16" style:family="text">
      <style:text-properties officeooo:rsid="0014bfca"/>
    </style:style>
    <style:style style:name="T17" style:family="text">
      <style:text-properties officeooo:rsid="0017d23d"/>
    </style:style>
    <style:style style:name="T18" style:family="text">
      <style:text-properties officeooo:rsid="0019b247"/>
    </style:style>
    <style:style style:name="T19" style:family="text">
      <style:text-properties officeooo:rsid="0024fb40"/>
    </style:style>
    <style:style style:name="T20" style:family="text">
      <style:text-properties officeooo:rsid="0027ade2"/>
    </style:style>
    <style:style style:name="T21" style:family="text">
      <style:text-properties officeooo:rsid="0029a3e8"/>
    </style:style>
    <style:style style:name="T22" style:family="text">
      <style:text-properties officeooo:rsid="002bfd21"/>
    </style:style>
    <style:style style:name="T23" style:family="text">
      <style:text-properties officeooo:rsid="002deae7"/>
    </style:style>
    <style:style style:name="T24" style:family="text">
      <style:text-properties officeooo:rsid="002efd2a"/>
    </style:style>
    <style:style style:name="T25" style:family="text">
      <style:text-properties officeooo:rsid="00329cf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27"/>
      <text:p text:style-name="P27"/>
      <text:p text:style-name="P33"/>
      <text:p text:style-name="P33">Jarvis Web Gateway</text:p>
      <text:p text:style-name="P27"/>
      <text:p text:style-name="P49">Installation Instructions</text:p>
      <text:p text:style-name="P28"/>
      <text:p text:style-name="P31"/>
      <text:p text:style-name="P31"/>
      <text:p text:style-name="P28"/>
      <text:p text:style-name="P28"/>
      <text:p text:style-name="P28"/>
      <text:p text:style-name="P32">Jonathan Couper-Smartt</text:p>
      <text:p text:style-name="P32">jarvis@nsquared.co.nz</text:p>
      <text:p text:style-name="P29"/>
      <text:p text:style-name="P15"><text:span text:style-name="T5">Abstract: </text:span><text:span text:style-name="T6">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53">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53">Jarvis works excellently with JavaScript web apps using ExtJS, Dojo and many other JS toolkits, and is also ideal for richer client applications such as those written in Adobe Flex.</text:p>
      <text:p text:style-name="P53">Jarvis supports any database for which a Perl DBI driver exists. <text:s/>This include Oracle, PostgreSQL, MySQL, SQL Server, SQLite and more.</text:p>
      <text:p text:style-name="P3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text:s/>1 Licence<text:tab/>3</text:p>
          <text:p text:style-name="P70"><text:s/>1.1 GNU Lesser General Public License<text:tab/>3</text:p>
          <text:p text:style-name="P70"><text:s/>1.2 Clarification of Intentions<text:tab/>3</text:p>
          <text:p text:style-name="P71"><text:s/>2 Installation – Debian<text:tab/>4</text:p>
          <text:p text:style-name="P70"><text:s/>2.1 Package<text:tab/>4</text:p>
          <text:p text:style-name="P70"><text:s/>2.2 Install Additional Perl Modules<text:tab/>4</text:p>
          <text:p text:style-name="P70"><text:s/>2.3 Apache Configuration – Without mod_perl<text:tab/>5</text:p>
          <text:p text:style-name="P70"><text:s/>2.4 Apache Configuration – With mod_perl<text:tab/>6</text:p>
          <text:p text:style-name="P70"><text:s/>2.5 Apache Configuration – With mod_perl &amp; Drupal<text:tab/>6</text:p>
          <text:p text:style-name="P71"><text:s/>3 Installation – Solaris<text:tab/>7</text:p>
          <text:p text:style-name="P70"><text:s/>3.1 Package<text:tab/>7</text:p>
          <text:p text:style-name="P70"><text:s/>3.2 Install Additional Perl Modules<text:tab/>7</text:p>
          <text:p text:style-name="P70"><text:s/>3.3 Apache Configuration – Without mod_perl<text:tab/>8</text:p>
          <text:p text:style-name="P70"><text:s/>3.4 Apache Configuration – With mod_perl<text:tab/>8</text:p>
          <text:p text:style-name="P70"><text:s/>3.5 Apache Configuration – With mod_perl &amp; Drupal<text:tab/>8</text:p>
          <text:p text:style-name="P71"><text:s/>4 Apache Configuration &amp; Testing<text:tab/>10</text:p>
          <text:p text:style-name="P70"><text:s/>4.1 Web-Server<text:tab/>10</text:p>
          <text:p text:style-name="P70"><text:s/>4.2 Apache Configuration – Without mod_perl<text:tab/>10</text:p>
          <text:p text:style-name="P70"><text:s/>4.3 Apache Configuration – With mod_perl<text:tab/>10</text:p>
          <text:p text:style-name="P70"><text:s/>4.4 Test<text:tab/>11</text:p>
          <text:p text:style-name="P71"><text:s/>5 Relocating Jarvis<text:tab/>12</text:p>
          <text:p text:style-name="P70"><text:s/>5.1 Relocation<text:tab/>12</text:p>
          <text:p text:style-name="P71"><text:s/>6 Demo Application<text:tab/>13</text:p>
          <text:p text:style-name="P70"><text:s/>6.1 Introduction<text:tab/>13</text:p>
          <text:p text:style-name="P70"><text:s/>6.2 Complete Basic Jarvis Configuration<text:tab/>13</text:p>
          <text:p text:style-name="P70"><text:s/>6.3 The Demo Database File<text:tab/>13</text:p>
          <text:p text:style-name="P70"><text:s/>6.4 Configure Demo Web-Service<text:tab/>13</text:p>
        </text:index-body>
      </text:table-of-content>
      <text:p text:style-name="P17"/>
      <text:p text:style-name="P44">Version Tracking (Since v5.2.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8">Version</text:p>
          </table:table-cell>
          <table:table-cell table:style-name="Table18.A1" office:value-type="string">
            <text:p text:style-name="P18">Date</text:p>
          </table:table-cell>
          <table:table-cell table:style-name="Table18.A1" office:value-type="string">
            <text:p text:style-name="P18">By</text:p>
          </table:table-cell>
          <table:table-cell table:style-name="Table18.D1" office:value-type="string">
            <text:p text:style-name="P18">Comment</text:p>
          </table:table-cell>
        </table:table-row>
        <table:table-row>
          <table:table-cell table:style-name="Table18.A2" office:value-type="float" office:value="0">
            <text:p text:style-name="Table_20_Contents">5.2.0</text:p>
          </table:table-cell>
          <table:table-cell table:style-name="Table18.B5" office:value-type="string">
            <text:p text:style-name="Table_20_Contents">21-Feb-2012</text:p>
          </table:table-cell>
          <table:table-cell table:style-name="Table18.C5" office:value-type="string">
            <text:p text:style-name="Table_20_Contents">JXC</text:p>
          </table:table-cell>
          <table:table-cell table:style-name="Table18.D5" office:value-type="string">
            <text:p text:style-name="P66">Add Solaris support. <text:s/>Separate Install/Demo/Tracker docs.</text:p>
          </table:table-cell>
        </table:table-row>
        <table:table-row>
          <table:table-cell table:style-name="Table18.A3" office:value-type="float" office:value="0">
            <text:p text:style-name="Table_20_Contents">5.3.0</text:p>
          </table:table-cell>
          <table:table-cell table:style-name="Table18.B5" office:value-type="string">
            <text:p text:style-name="Table_20_Contents">03-Apr-2012</text:p>
          </table:table-cell>
          <table:table-cell table:style-name="Table18.C5" office:value-type="string">
            <text:p text:style-name="Table_20_Contents">HK</text:p>
          </table:table-cell>
          <table:table-cell table:style-name="Table18.D5" office:value-type="string">
            <text:p text:style-name="P66">Tracker uses postgres database.</text:p>
          </table:table-cell>
        </table:table-row>
        <table:table-row>
          <table:table-cell table:style-name="Table18.A4" office:value-type="float" office:value="0">
            <text:p text:style-name="P20">5.7.0</text:p>
          </table:table-cell>
          <table:table-cell table:style-name="Table18.B5" office:value-type="string">
            <text:p text:style-name="P20">10-Apr-2014</text:p>
          </table:table-cell>
          <table:table-cell table:style-name="Table18.C5" office:value-type="string">
            <text:p text:style-name="P20">JXC</text:p>
          </table:table-cell>
          <table:table-cell table:style-name="Table18.D5" office:value-type="string">
            <text:p text:style-name="P67">Remove Tracker.</text:p>
          </table:table-cell>
        </table:table-row>
        <table:table-row>
          <table:table-cell table:style-name="Table18.A5" office:value-type="float" office:value="0">
            <text:p text:style-name="P21">6.0.0</text:p>
          </table:table-cell>
          <table:table-cell table:style-name="Table18.B5" office:value-type="string">
            <text:p text:style-name="P21">15-Apr-2014</text:p>
          </table:table-cell>
          <table:table-cell table:style-name="Table18.C5" office:value-type="string">
            <text:p text:style-name="P21">JXC</text:p>
          </table:table-cell>
          <table:table-cell table:style-name="Table18.D5" office:value-type="string">
            <text:p text:style-name="P68">Re-released with updated version number.</text:p>
          </table:table-cell>
        </table:table-row>
      </table:table>
      <text:p text:style-name="Text_20_body"/>
      <text:h text:style-name="Heading_20_1" text:outline-level="1">Licence</text:h>
      <text:h text:style-name="Heading_20_2" text:outline-level="2">GNU Lesser General Public License</text:h>
      <text:p text:style-name="Text_20_body">This documentation is part of the Jarvis WebApp/Database gateway utility.</text:p>
      <text:p text:style-name="P5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52">Jarvis is distributed in the hope that it will be useful, but WITHOUT ANY WARRANTY; without even the implied warranty of MERCHANTABILITY or FITNESS FOR A PARTICULAR PURPOSE. <text:s/>See the GNU General Public License for more details.</text:p>
      <text:p text:style-name="P52">You should have received a copy of the GNU Lesser General Public License along with Jarvis. <text:s/>If not, see &lt;http://www.gnu.org/licenses/&gt;.</text:p>
      <text:p text:style-name="P52">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73" text:outline-level="1">Installation – Debian</text:h>
      <text:h text:style-name="Heading_20_2" text:outline-level="2">Package</text:h>
      <text:p text:style-name="Text_20_body">Jarvis has support for Debian packages, suitable for Ubuntu and other popular Debian distributions.</text:p>
      <text:p text:style-name="Text_20_body">The Jarvis Debian package can be installed with the dpkg command, e.g:</text:p>
      <text:p text:style-name="Code"># dpkg --install jarvis_5.0.1-1_all.deb</text:p>
      <text:p text:style-name="Text_20_body"/>
      <text:p text:style-name="P45">Note: <text:span text:style-name="T6">If pre-requisite Perl modules are not installed, this may fail to complete successfully. If this is the case, install the dependencies (which would be listed in the output of the “dpkg –install” command) </text:span><text:span text:style-name="T7">via apt-get</text:span><text:span text:style-name="T8">:</text:span></text:p>
      <text:p text:style-name="P55"># apt-get -f install</text:p>
      <text:p text:style-name="P24"/>
      <text:p text:style-name="P46"><text:span text:style-name="T9">This </text:span><text:span text:style-name="T6">will install the necessary packaging automatically, </text:span><text:span text:style-name="T9">along with completing the install of Jarvis.</text:span></text:p>
      <text:p text:style-name="Text_20_body">The following directory locations will be populated:</text:p>
      <table:table table:name="Table1" table:style-name="Table1">
        <table:table-column table:style-name="Table1.A"/>
        <table:table-column table:style-name="Table1.B"/>
        <table:table-row>
          <table:table-cell table:style-name="Table1.A1" office:value-type="string">
            <text:p text:style-name="P18">Path</text:p>
          </table:table-cell>
          <table:table-cell table:style-name="Table1.B1" office:value-type="string">
            <text:p text:style-name="P18">Notes</text:p>
          </table:table-cell>
        </table:table-row>
        <table:table-row>
          <table:table-cell table:style-name="Table1.A9" office:value-type="string">
            <text:p text:style-name="P18">/usr/share/jarvis/cgi-bin</text:p>
            <text:p text:style-name="P18"/>
          </table:table-cell>
          <table:table-cell table:style-name="Table1.B9" office:value-type="string">
            <text:p text:style-name="Table_20_Contents">This contains <text:span text:style-name="T14">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1.A9" office:value-type="string">
            <text:p text:style-name="P18">/usr/share/jarvis/demo</text:p>
            <text:p text:style-name="P18"/>
          </table:table-cell>
          <table:table-cell table:style-name="Table1.B9" office:value-type="string">
            <text:p text:style-name="Table_20_Contents">Contains demo files which comprise a simple application showing how to use Jarvis with ExtJS and SQLite.</text:p>
          </table:table-cell>
        </table:table-row>
        <table:table-row>
          <table:table-cell table:style-name="Table1.A9" office:value-type="string">
            <text:p text:style-name="P18">/usr/share/doc/jarvis</text:p>
          </table:table-cell>
          <table:table-cell table:style-name="Table1.B9" office:value-type="string">
            <text:p text:style-name="Table_20_Contents">Documentation including this file.</text:p>
          </table:table-cell>
        </table:table-row>
        <table:table-row>
          <table:table-cell table:style-name="Table1.A9" office:value-type="string">
            <text:p text:style-name="P18">/usr/share/jarvis/htdocs</text:p>
          </table:table-cell>
          <table:table-cell table:style-name="Table1.B9" office:value-type="string">
            <text:p text:style-name="Table_20_Contents">This contains a helper JavaScript include file for use with ExtJS.</text:p>
          </table:table-cell>
        </table:table-row>
        <table:table-row>
          <table:table-cell table:style-name="Table1.A9" office:value-type="string">
            <text:p text:style-name="P18">/usr/share/jarvis/lib</text:p>
          </table:table-cell>
          <table:table-cell table:style-name="Table1.B9" office:value-type="string">
            <text:p text:style-name="Table_20_Contents">Contains the majority of the Jarvis functionality as Perl modules.</text:p>
          </table:table-cell>
        </table:table-row>
        <table:table-row>
          <table:table-cell table:style-name="Table1.A9" office:value-type="string">
            <text:p text:style-name="P18">/var/lib/jarvis</text:p>
          </table:table-cell>
          <table:table-cell table:style-name="Table1.B9" office:value-type="string">
            <text:p text:style-name="Table_20_Contents">Working directory for SQLite database files for Demo applications, also recommended location for CGI session files.</text:p>
          </table:table-cell>
        </table:table-row>
        <table:table-row>
          <table:table-cell table:style-name="Table1.A9" office:value-type="string">
            <text:p text:style-name="P18">/etc/jarvis</text:p>
          </table:table-cell>
          <table:table-cell table:style-name="Table1.B9" office:value-type="string">
            <text:p text:style-name="Table_20_Contents">Your application top-level configuration XML files will go here.</text:p>
          </table:table-cell>
        </table:table-row>
        <table:table-row>
          <table:table-cell table:style-name="Table1.A9" office:value-type="string">
            <text:p text:style-name="P18">/etc/jarvis/apache</text:p>
          </table:table-cell>
          <table:table-cell table:style-name="Table1.B9" office:value-type="string">
            <text:p text:style-name="Table_20_Contents">Apache configuration files.</text:p>
          </table:table-cell>
        </table:table-row>
      </table:table>
      <text:p text:style-name="Text_20_body"/>
      <text:h text:style-name="P82"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8">sudo apt-get install apache2 <text:span text:style-name="T15">\</text:span></text:p>
      <text:p text:style-name="P3">libcgi-session-perl <text:span text:style-name="T15">\</text:span></text:p>
      <text:p text:style-name="P3">libxml-smart-perl <text:span text:style-name="T15">\</text:span></text:p>
      <text:p text:style-name="P3">libjson-perl <text:span text:style-name="T15">\</text:span></text:p>
      <text:p text:style-name="P2">libtext-csv-perl <text:span text:style-name="T15">\</text:span></text:p>
      <text:p text:style-name="P2">libio-string-perl <text:span text:style-name="T15">\</text:span></text:p>
      <text:p text:style-name="P2"><text:soft-page-break/>libmime-types-perl <text:span text:style-name="T15">\</text:span></text:p>
      <text:p text:style-name="P2">libdbi-perl <text:span text:style-name="T15">\</text:span></text:p>
      <text:p text:style-name="P2">libdbd-sqlite3-perl <text:span text:style-name="T15">\</text:span></text:p>
      <text:p text:style-name="P2">libsoap-lite-perl</text:p>
      <text:p text:style-name="P2"/>
      <text:p text:style-name="Standard"/>
      <text:p text:style-name="P14">REQUIRED (if using mod_perl)</text:p>
      <text:p text:style-name="P6">sudo apt-get install libapache2-mod-perl2 <text:span text:style-name="T15">\</text:span></text:p>
      <text:p text:style-name="P6">libapache-dbi-perl <text:span text:style-name="T15">\</text:span></text:p>
      <text:p text:style-name="P4">libapache2-request-perl</text:p>
      <text:p text:style-name="P2"/>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PTIONAL (required to use format=xlsx on requests)</text:p>
      <text:p text:style-name="Code"><text:span text:style-name="T25">cpan</text:span> Excel::Writer::XLSX</text:p>
      <text:p text:style-name="Code"><text:a xlink:type="simple" xlink:href="http://search.cpan.org/~jmcnamara/Excel-Writer-XLSX-0.46/" text:style-name="Internet_20_link" text:visited-style-name="Visited_20_Internet_20_Link">http://search.cpan.org/~jmcnamara/Excel-Writer-XLSX-0.46/</text:a></text:p>
      <text:p text:style-name="Text_20_body"/>
      <text:h text:style-name="Heading_20_2" text:outline-level="2">Apache Configuration – Without mod_perl</text:h>
      <text:p text:style-name="P35">If performance is not a significant factor, you can simply run Jarvis as a CGI script.</text:p>
      <text:p text:style-name="P25">The Debian package performs this configuration automatically, with a soft link:</text:p>
      <text:p text:style-name="P11"><text:span text:style-name="T15"># cp </text:span>/etc/jarvis/apache/jarvis.conf /etc/apache2/conf-<text:span text:style-name="T15">available</text:span>/jarvis.conf </text:p>
      <text:p text:style-name="P59"># cd /etc/apache2/conf-enabled/</text:p>
      <text:p text:style-name="P59"># ln -s ../conf-available/jarvis.conf .</text:p>
      <text:p text:style-name="P35"/>
      <text:p text:style-name="P35">The Apache instructions are as follows:</text:p>
      <text:p text:style-name="Code">ScriptAlias /jarvis-agent "/usr/share/jarvis/cgi-bin/agent.pl" </text:p>
      <text:p text:style-name="Code">Alias /jarvis/ "/usr/share/jarvis/htdocs/" </text:p>
      <text:p text:style-name="Code">Alias /jarvis-demo/ "/usr/share/jarvis/demo/htdocs/"</text:p>
      <text:p text:style-name="P35"/>
      <text:p text:style-name="P36">If using Apache 2.4, <text:span text:style-name="T17">you are likely to need to remove some restrictions Firstly, grant access to the appropriate directory for Jarvis. In /etc/apache2/conf-available/jarvis.conf, add:</text:span></text:p>
      <text:p text:style-name="P60">&lt;Directory /<text:span text:style-name="T17">usr/share/jarvis/</text:span>&gt; <text:line-break/> Options FollowSymLinks <text:line-break/> AllowOverride None <text:line-break/> Require all granted <text:line-break/>&lt;/Directory&gt; </text:p>
      <text:p text:style-name="P39"/>
      <text:p text:style-name="P38"><text:span text:style-name="T17">S</text:span>econdly, CGI must be explicitly enabled:</text:p>
      <text:p text:style-name="P61"><text:span text:style-name="T18"># </text:span>a2enmod cgi</text:p>
      <text:p text:style-name="P35"><text:soft-page-break/></text:p>
      <text:p text:style-name="P35">You may need to restart the apache webserver:</text:p>
      <text:p text:style-name="P58"># apache2ctl restart</text:p>
      <text:p text:style-name="Text_20_body"/>
      <text:h text:style-name="P82" text:outline-level="2">Apache Configuration – With mod_perl</text:h>
      <text:p text:style-name="P35">Jarvis supports the Apache mod_perl mechanism. <text:s/>Without mod_perl, the webserver must compile and execute the Perl code for each request. <text:s/>Using Apache mod_perl, the script is compiled once.</text:p>
      <text:p text:style-name="P41">Database connections can also be re-used, and performance is generally superior. See the mod_perl page at <text:a xlink:type="simple" xlink:href="http://perl.apache.org/" text:style-name="Internet_20_link" text:visited-style-name="Visited_20_Internet_20_Link">http://perl.apache.org/</text:a> for further details. <text:s/></text:p>
      <text:p text:style-name="P41">Configuration is as follows:</text:p>
      <text:p text:style-name="P69"># cd /etc/apache2/conf.d</text:p>
      <text:p text:style-name="P58"># rm jarvis.conf</text:p>
      <text:p text:style-name="P58"># ln -s /etc/jarvis/apache/jarvis-mod-perl.conf ./jarvis.conf</text:p>
      <text:p text:style-name="P58"># apache2ctl restart</text:p>
      <text:p text:style-name="Text_20_body"/>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6"><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p text:style-name="Text_20_body"/>
      <text:h text:style-name="P74" text:outline-level="1">Installation – RedHat and CentOS</text:h>
      <text:h text:style-name="P83" text:outline-level="2">Package</text:h>
      <text:p text:style-name="P50">Jarvis has support for <text:span text:style-name="T19">RPM</text:span> packages, suitable for <text:span text:style-name="T19">RedHat 7 and CentOS 7.</text:span></text:p>
      <text:p text:style-name="P50">The Jarvis <text:span text:style-name="T19">RPM </text:span>package can be installed with the <text:span text:style-name="T19">rpm </text:span>command, e.g:</text:p>
      <text:p text:style-name="P65"># <text:span text:style-name="T22">sudo rpm -Uvh </text:span><text:span text:style-name="T10">jarvis-6.0.10-1.noarch.rpm</text:span></text:p>
      <text:p text:style-name="P50"/>
      <text:p text:style-name="P50"><text:span text:style-name="T10">This will likely fail with dependencies, which can be resolved by following the instructions in the next section. Once installed, t</text:span>he following directory locations will be populated:</text:p>
      <table:table table:name="Table3" table:style-name="Table3">
        <table:table-column table:style-name="Table3.A"/>
        <table:table-column table:style-name="Table3.B"/>
        <table:table-row>
          <table:table-cell table:style-name="Table3.A1" office:value-type="string">
            <text:p text:style-name="P19">Path</text:p>
          </table:table-cell>
          <table:table-cell table:style-name="Table3.B1" office:value-type="string">
            <text:p text:style-name="P19">Notes</text:p>
          </table:table-cell>
        </table:table-row>
        <table:table-row>
          <table:table-cell table:style-name="Table3.A8" office:value-type="string">
            <text:p text:style-name="P19">/usr/share/jarvis/cgi-bin</text:p>
            <text:p text:style-name="P19"/>
          </table:table-cell>
          <table:table-cell table:style-name="Table3.B8" office:value-type="string">
            <text:p text:style-name="P22">This contains <text:span text:style-name="T14">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3.A8" office:value-type="string">
            <text:p text:style-name="P19">/usr/share/jarvis/demo</text:p>
            <text:p text:style-name="P19"/>
          </table:table-cell>
          <table:table-cell table:style-name="Table3.B8" office:value-type="string">
            <text:p text:style-name="P22">Contains demo files which comprise a simple application showing how to use Jarvis with ExtJS and SQLite.</text:p>
          </table:table-cell>
        </table:table-row>
        <table:table-row>
          <table:table-cell table:style-name="Table3.A8" office:value-type="string">
            <text:p text:style-name="P19">/usr/share/doc/jarvis</text:p>
          </table:table-cell>
          <table:table-cell table:style-name="Table3.B8" office:value-type="string">
            <text:p text:style-name="P22">Documentation including this file.</text:p>
          </table:table-cell>
        </table:table-row>
        <table:table-row>
          <table:table-cell table:style-name="Table3.A8" office:value-type="string">
            <text:p text:style-name="P19">/usr/share/jarvis/htdocs</text:p>
          </table:table-cell>
          <table:table-cell table:style-name="Table3.B8" office:value-type="string">
            <text:p text:style-name="P22">This contains a helper JavaScript include file for use with ExtJS.</text:p>
          </table:table-cell>
        </table:table-row>
        <table:table-row>
          <table:table-cell table:style-name="Table3.A6" office:value-type="string">
            <text:p text:style-name="P19">/usr/share/jarvis/lib</text:p>
          </table:table-cell>
          <table:table-cell table:style-name="Table3.B6" office:value-type="string">
            <text:p text:style-name="P22">Contains the majority of the Jarvis functionality as Perl modules.</text:p>
          </table:table-cell>
        </table:table-row>
        <table:table-row>
          <table:table-cell table:style-name="Table3.A8" office:value-type="string">
            <text:p text:style-name="P19">/etc/jarvis</text:p>
          </table:table-cell>
          <table:table-cell table:style-name="Table3.B8" office:value-type="string">
            <text:p text:style-name="P22">Your application top-level configuration XML files will go here.</text:p>
          </table:table-cell>
        </table:table-row>
        <table:table-row>
          <table:table-cell table:style-name="Table3.A8" office:value-type="string">
            <text:p text:style-name="P19">/etc/jarvis/apache</text:p>
          </table:table-cell>
          <table:table-cell table:style-name="Table3.B8" office:value-type="string">
            <text:p text:style-name="P22">Apache configuration files.</text:p>
          </table:table-cell>
        </table:table-row>
      </table:table>
      <text:p text:style-name="P50"/>
      <text:h text:style-name="P84" text:outline-level="2">Install Additional Modules</text:h>
      <text:p text:style-name="P50">Jarvis is written in Perl, and relies on some additional Perl modules being installed. <text:s/>You can install <text:span text:style-name="T19">via </text:span>by the following commands.</text:p>
      <text:p text:style-name="P50">REQUIRED</text:p>
      <text:p text:style-name="P9">yum install 'perl(Net::LDAP)' 'perl(LWP::UserAgent)' <text:span text:style-name="T23">'</text:span>perl(HTTP::Cookies)' 'perl(Digest::MD5)' 'perl(DBD::SQLite)' 'perl(CGI::Session)' 'perl(CGI::Cookie)' 'perl(CGI)' <text:s/>'perl(XML::Parser)'</text:p>
      <text:p text:style-name="Text_20_body"/>
      <text:p text:style-name="P51">Additional RPMs, not available in the standard package directories, can be downloaded from <text:a xlink:type="simple" xlink:href="http://rpmfind.net/" text:style-name="Internet_20_link" text:visited-style-name="Visited_20_Internet_20_Link">http://rpmfind.net/</text:a>. These are REQUIRED:</text:p>
      <text:list xml:id="list6139821282578946592" text:style-name="L1">
        <text:list-item>
          <text:p text:style-name="P76">Perl MIME::Types</text:p>
        </text:list-item>
        <text:list-item>
          <text:p text:style-name="P76">Perl URI::Encode</text:p>
        </text:list-item>
        <text:list-item>
          <text:p text:style-name="P76">Perl Text::CSV</text:p>
        </text:list-item>
        <text:list-item>
          <text:p text:style-name="P77">Perl IO::String</text:p>
        </text:list-item>
        <text:list-item>
          <text:p text:style-name="P77">Perl Class::Inspector</text:p>
        </text:list-item>
      </text:list>
      <text:p text:style-name="P51"><text:soft-page-break/>These are also available in the 3rdparty directory of the Jarvis source module.</text:p>
      <text:p text:style-name="P47">Note<text:span text:style-name="T6"> that </text:span><text:span text:style-name="T11">if you plan to use MSSQL SSAS, you will need to install Perl </text:span><text:span text:style-name="T12">dependencies for </text:span><text:span text:style-name="T6">SOAP::Lite </text:span><text:span text:style-name="T13">and SOAP::Lite itself</text:span><text:span text:style-name="T6">. </text:span><text:span text:style-name="T12">De</text:span><text:span text:style-name="T6">pendencies </text:span><text:span text:style-name="T11">for it are only </text:span><text:span text:style-name="T6">available through CPAN. Install the necessary dependencies via CPAN </text:span><text:span text:style-name="T12">if you need to</text:span><text:span text:style-name="T6">. SOAP::Lite for Jarvis is only required for Microsoft SSAS integration.</text:span></text:p>
      <text:p text:style-name="P56">rpm -ivh perl-MIME-Types-1.38-2.el7.noarch.rpm perl-Text-CSV-1.30-3.el7.noarch.rpm perl-URI-Encode-0.09-1.el7.noarch.rpm<text:span text:style-name="T24"> perl-IO-String-1.08-19.el7.noarch.rpm perl-Class-Inspector-1.28-2.el7.noarch.rpm</text:span></text:p>
      <text:p text:style-name="P57">rpm -ivh --nodeps <text:span text:style-name="T24">perl-SOAP-Lite-1.10-1.el7.noarch.rpm</text:span></text:p>
      <text:h text:style-name="P81" text:outline-level="2">Apache Configuration – Without mod_perl</text:h>
      <text:p text:style-name="P42">If performance is not a significant factor, you can simply run Jarvis as a CGI script.</text:p>
      <text:p text:style-name="P26">The <text:span text:style-name="T19">RPM</text:span> package performs this configuration automatically:</text:p>
      <text:p text:style-name="P12"><text:span text:style-name="T15"># cp </text:span>/<text:span text:style-name="T20">usr/share/jarvis/</text:span>etc/jarvis/apache/jarvis.conf /etc/<text:span text:style-name="T19">httpd</text:span>/conf.<text:span text:style-name="T19">d</text:span>/jarvis.conf </text:p>
      <text:p text:style-name="P37"/>
      <text:p text:style-name="P43">You are likely to need to remove some restrictions Grant access to the appropriate directory for Jarvis. In /etc/httpd/conf.d/jarvis.conf, add:</text:p>
      <text:p text:style-name="P62">&lt;Directory /<text:span text:style-name="T17">usr/share/jarvis/</text:span>&gt; <text:line-break/> Options FollowSymLinks <text:line-break/> AllowOverride None <text:line-break/> Require all granted <text:line-break/>&lt;/Directory&gt; </text:p>
      <text:p text:style-name="P40"/>
      <text:p text:style-name="P42">You may need to restart the apache webserver, <text:span text:style-name="T21">and provide access to it remotely:</text:span></text:p>
      <text:p text:style-name="P64"># sudo systemctl enable httpd.service</text:p>
      <text:p text:style-name="P63"># systemctl start httpd.<text:span text:style-name="T21">service</text:span></text:p>
      <text:p text:style-name="P64"># firewall-cmd --permanent --zone=public --add-service=http </text:p>
      <text:p text:style-name="P64"># firewall-cmd --permanent --zone=public --add-service=https<text:line-break/># firewall-cmd --reload</text:p>
      <text:h text:style-name="P72" text:outline-level="1">Installation – Solaris</text:h>
      <text:h text:style-name="Heading_20_2" text:outline-level="2">Package</text:h>
      <text:p text:style-name="Text_20_body">Jarvis has support for Solaris 10 or later.</text:p>
      <text:p text:style-name="Text_20_body">The Jarvis Debian package can be installed with the pkgadd command, e.g:</text:p>
      <text:p text:style-name="Code"># gunzip jarvis-5.2.0-1.svr4.tar.gz</text:p>
      <text:p text:style-name="Code"># tar xvf jarvis-5.2.0-1.svr4.tar</text:p>
      <text:p text:style-name="Code"># pkgadd -d jarvis-5.2.0-1.svr4</text:p>
      <text:p text:style-name="Text_20_body"/>
      <text:p text:style-name="Text_20_body">The following directory locations will be populated:</text:p>
      <table:table table:name="Table2" table:style-name="Table2">
        <table:table-column table:style-name="Table2.A"/>
        <table:table-column table:style-name="Table2.B"/>
        <table:table-row>
          <table:table-cell table:style-name="Table2.A1" office:value-type="string">
            <text:p text:style-name="P18">/opt/jarvis/cgi-bin</text:p>
          </table:table-cell>
          <table:table-cell table:style-name="Table2.B1"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2.A2" office:value-type="string">
            <text:p text:style-name="P18">/opt/jarvis/demo</text:p>
          </table:table-cell>
          <table:table-cell table:style-name="Table2.B2" office:value-type="string">
            <text:p text:style-name="Table_20_Contents">Contains demo files which comprise a simple application showing how to use Jarvis with ExtJS and PostgreSql.</text:p>
          </table:table-cell>
        </table:table-row>
        <table:table-row>
          <table:table-cell table:style-name="Table2.A2" office:value-type="string">
            <text:p text:style-name="P18">/opt/jarvis/docs</text:p>
          </table:table-cell>
          <table:table-cell table:style-name="Table2.B2" office:value-type="string">
            <text:p text:style-name="Table_20_Contents">Documentation including this file.</text:p>
          </table:table-cell>
        </table:table-row>
        <table:table-row>
          <table:table-cell table:style-name="Table2.A2" office:value-type="string">
            <text:p text:style-name="P18">/opt/jarvis/htdocs</text:p>
          </table:table-cell>
          <table:table-cell table:style-name="Table2.B2" office:value-type="string">
            <text:p text:style-name="Table_20_Contents">This contains a helper JavaScript include file for use with ExtJS.</text:p>
          </table:table-cell>
        </table:table-row>
        <table:table-row>
          <table:table-cell table:style-name="Table2.A2" office:value-type="string">
            <text:p text:style-name="P18">/opt/jarvis/lib</text:p>
          </table:table-cell>
          <table:table-cell table:style-name="Table2.B2" office:value-type="string">
            <text:p text:style-name="Table_20_Contents">Contains the majority of the Jarvis functionality as Perl modules.</text:p>
          </table:table-cell>
        </table:table-row>
        <table:table-row>
          <table:table-cell table:style-name="Table2.A2" office:value-type="string">
            <text:p text:style-name="P18">/opt/jarvis/etc</text:p>
          </table:table-cell>
          <table:table-cell table:style-name="Table2.B2" office:value-type="string">
            <text:p text:style-name="Table_20_Contents">Sample Apache configuration files.</text:p>
          </table:table-cell>
        </table:table-row>
        <table:table-row>
          <table:table-cell table:style-name="Table2.A2" office:value-type="string">
            <text:p text:style-name="P18">/var/jarvis</text:p>
          </table:table-cell>
          <table:table-cell table:style-name="Table2.B2" office:value-type="string">
            <text:p text:style-name="Table_20_Contents">Working directory for SQLite database files for Demo applications, also recommended location for CGI session files.</text:p>
          </table:table-cell>
        </table:table-row>
        <table:table-row>
          <table:table-cell table:style-name="Table2.A2" office:value-type="string">
            <text:p text:style-name="P18">/etc/jarvis</text:p>
          </table:table-cell>
          <table:table-cell table:style-name="Table2.B2" office:value-type="string">
            <text:p text:style-name="Table_20_Contents">Your application top-level configuration XML files will go here.</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7">sudo apt-get install apache2 <text:span text:style-name="T16">\</text:span></text:p>
      <text:p text:style-name="P2">libcgi-session-perl <text:span text:style-name="T16">\</text:span></text:p>
      <text:p text:style-name="P2">libxml-smart-perl <text:span text:style-name="T16">\</text:span></text:p>
      <text:p text:style-name="P2">libjson-perl <text:span text:style-name="T16">\</text:span></text:p>
      <text:p text:style-name="P2">libtext-csv-perl <text:span text:style-name="T16">\</text:span></text:p>
      <text:p text:style-name="P2">libio-string-perl <text:span text:style-name="T16">\</text:span></text:p>
      <text:p text:style-name="P2">libmime-types-perl <text:span text:style-name="T16">\</text:span></text:p>
      <text:p text:style-name="P2">libdbi-perl <text:span text:style-name="T16">\</text:span></text:p>
      <text:p text:style-name="P2">libdbd-sqlite3-perl <text:span text:style-name="T16">\</text:span></text:p>
      <text:p text:style-name="P2">libsoap-lite-perl <text:span text:style-name="T16">\</text:span></text:p>
      <text:p text:style-name="P2">libjson-pp-perl</text:p>
      <text:p text:style-name="P2"/>
      <text:p text:style-name="Standard"/>
      <text:p text:style-name="P13"><text:soft-page-break/>REQUIRED (if using mod_perl)</text:p>
      <text:p text:style-name="P2">sudo apt-get install libapache2-mod-perl2 <text:span text:style-name="T16">\</text:span></text:p>
      <text:p text:style-name="P2">libapache-dbi-perl <text:span text:style-name="T16">\</text:span></text:p>
      <text:p text:style-name="P2">libapache2-request-perl <text:span text:style-name="T16">\</text:span></text:p>
      <text:p text:style-name="P5"/>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nce these packages are installed, proceed to the “Apache Configuration &amp; Testing” step.</text:p>
      <text:h text:style-name="Heading_20_2" text:outline-level="2">Apache Configuration – Without mod_perl</text:h>
      <text:p text:style-name="P35">If performance is not a significant factor, you can simply run Jarvis as a CGI script.</text:p>
      <text:p text:style-name="P25">The Debian package performs this configuration automatically, with a soft link:</text:p>
      <text:p text:style-name="P10">/etc/apache2/conf.d/jarvis.conf -&gt; /etc/jarvis/apache/jarvis.conf</text:p>
      <text:p text:style-name="P35"/>
      <text:p text:style-name="P35">The Apache instructions are as follows:</text:p>
      <text:p text:style-name="Code">ScriptAlias /jarvis-agent "/usr/share/jarvis/cgi-bin/agent.pl" </text:p>
      <text:p text:style-name="Code">Alias /jarvis/ "/usr/share/jarvis/htdocs/" </text:p>
      <text:p text:style-name="Code">Alias /jarvis-demo/ "/usr/share/jarvis/demo/htdocs/"</text:p>
      <text:p text:style-name="P35"/>
      <text:p text:style-name="P35">You may need to restart the apache webserver:</text:p>
      <text:p text:style-name="P58"># apache2ctl restart</text:p>
      <text:h text:style-name="P82" text:outline-level="2">Apache Configuration – With mod_perl</text:h>
      <text:p text:style-name="P35">Jarvis supports the Apache mod_perl mechanism. <text:s/>Without mod_perl, the webserver must compile and execute the Perl code for each request. <text:s/>Using Apache mod_perl, the script is compiled once.</text:p>
      <text:p text:style-name="P35">Database connections can also be re-used, and performance is generally superior. See the mod_perl page at <text:a xlink:type="simple" xlink:href="http://perl.apache.org/" text:style-name="Internet_20_link" text:visited-style-name="Visited_20_Internet_20_Link">http://perl.apache.org/</text:a> for further details. <text:s/>Configuration is as follows:</text:p>
      <text:p text:style-name="P69"># cd /etc/apache2/conf.d</text:p>
      <text:p text:style-name="P58"># rm jarvis.conf</text:p>
      <text:p text:style-name="P58"># ln -s /etc/jarvis/apache/jarvis-mod-perl.conf ./jarvis.conf</text:p>
      <text:p text:style-name="P58"># apache2ctl restart</text:p>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6"><text:s text:c="2"/>RewriteCond %{REQUEST_URI} !^/jarvis-agent/</text:p>
      <text:p text:style-name="Text_20_body"/>
      <text:p text:style-name="Text_20_body"><text:soft-page-break/>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1" text:outline-level="1">Apache Configuration &amp; Testing</text:h>
      <text:h text:style-name="Heading_20_2" text:outline-level="2">Web-Server</text:h>
      <text:p text:style-name="P35">The final task is to configure your web-server to give access to the Jarvis application.</text:p>
      <text:p text:style-name="P35">Jarvis is a Perl service, and can operate under any web-server which supports Perl scripts. <text:s/>These include Microsoft IIS, Apache HTTPD and others.</text:p>
      <text:p text:style-name="P35">Documentation is provided here for Apache 2.0 or greater. <text:s/>It should be able to be adapted easily to any other web-server's configuration mechanism.</text:p>
      <text:h text:style-name="Heading_20_2" text:outline-level="2">Apache Configuration – Without mod_perl</text:h>
      <text:p text:style-name="P35">If performance is not a significant factor, you can simply run Jarvis as a CGI script without using mod_perl. <text:s/></text:p>
      <text:p text:style-name="P48">For Debian:</text:p>
      <text:p text:style-name="P25">Under Debian, the package setup should be performed automatically. <text:s/>The package installation makes a soft link:</text:p>
      <text:p text:style-name="P10">/etc/apache2/conf.d/jarvis.conf -&gt; /etc/jarvis/apache/jarvis.conf</text:p>
      <text:p text:style-name="P35"/>
      <text:p text:style-name="P35">The Apache instructions are as follows:</text:p>
      <text:p text:style-name="Code">ScriptAlias /jarvis-agent "/usr/share/jarvis/cgi-bin/agent.pl" </text:p>
      <text:p text:style-name="Code">Alias /jarvis/ "/usr/share/jarvis/htdocs/" </text:p>
      <text:p text:style-name="Code">Alias /jarvis-demo/ "/usr/share/jarvis/demo/htdocs/"</text:p>
      <text:p text:style-name="P35"/>
      <text:p text:style-name="P35">You may need to restart the apache webserver:</text:p>
      <text:p text:style-name="P58"># apache2ctl restart</text:p>
      <text:p text:style-name="P35"/>
      <text:p text:style-name="P48">For Other Systems:</text:p>
      <text:p text:style-name="P10">ScriptAlias /jarvis-agent "/opt/jarvis/cgi-bin/agent.pl"</text:p>
      <text:p text:style-name="P58">Alias /jarvis/ "/opt/jarvis/htdocs/"</text:p>
      <text:p text:style-name="P35"/>
      <text:p text:style-name="P35">These lines are contained in the supplied "apache/jarvis.conf" file. <text:s/>Under Linux you can generally copy or soft-link this file into the /etc/apache2/conf.d directory.</text:p>
      <text:h text:style-name="P82" text:outline-level="2">Apache Configuration – With mod_perl</text:h>
      <text:p text:style-name="P35">Jarvis supports the Apache mod_perl mechanism. <text:s/>Without mod_perl, the webserver must compile and execute the Perl code for each request. <text:s/>Equally, without mod_perl, a new database connection must be made for each request.</text:p>
      <text:p text:style-name="P35">Using Apache's mod_perl, the script is compiled once, and re-executed for each request. <text:s/>Database connections can also be re-used. <text:s/>The overhead for each request is greatly reduced. <text:s/>Refer to the mod_perl home page (<text:a xlink:type="simple" xlink:href="http://perl.apache.org/" text:style-name="Internet_20_link" text:visited-style-name="Visited_20_Internet_20_Link">http://perl.apache.org/)</text:a> for further details.</text:p>
      <text:p text:style-name="P35">Once mod_perl is configured and available, add the following lines to your server configuration.</text:p>
      <text:p text:style-name="P35"><text:soft-page-break/>Note: When installing the Debian package, this setup is done automatically.</text:p>
      <text:p text:style-name="P48">For Debian:</text:p>
      <text:p text:style-name="P10">PerlRequire /etc/jarvis/apache/startup.pl</text:p>
      <text:p text:style-name="P58">&lt;Location ~ "/jarvis-agent/.*"&gt;</text:p>
      <text:p text:style-name="P58"><text:s text:c="4"/>SetHandler perl-script</text:p>
      <text:p text:style-name="P58"><text:s text:c="4"/>PerlResponseHandler Jarvis::Agent</text:p>
      <text:p text:style-name="P58">&lt;/Location&gt;</text:p>
      <text:p text:style-name="P58"/>
      <text:p text:style-name="P58">Alias /jarvis/ "/usr/share/jarvis/htdocs/"</text:p>
      <text:p text:style-name="Text_20_body"/>
      <text:p text:style-name="P44">For Other Systems:</text:p>
      <text:p text:style-name="P10">PerlRequire /opt/jarvis/etc/apache/startup.pl</text:p>
      <text:p text:style-name="P58">&lt;Location ~ "/jarvis-agent/.*"&gt;</text:p>
      <text:p text:style-name="P58"><text:s text:c="4"/>SetHandler perl-script</text:p>
      <text:p text:style-name="P58"><text:s text:c="4"/>PerlResponseHandler Jarvis::Agent</text:p>
      <text:p text:style-name="P58">&lt;/Location&gt;</text:p>
      <text:p text:style-name="P58"/>
      <text:p text:style-name="P58">Alias /jarvis/ "/opt/jarvis/htdocs/"</text:p>
      <text:p text:style-name="Text_20_body"/>
      <text:p text:style-name="P35">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6"><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75" text:outline-level="1">Relocating Jarvis</text:h>
      <text:h text:style-name="Heading_20_2" text:outline-level="2">Relocation</text:h>
      <text:p text:style-name="Text_20_body">The standard packages install Jarvis into the default locations for your system. <text:s/>Typically, these packages should work “out of the box”. <text:s/>However, there are some cases where you may wish to install Jarvis into non-default locations. <text:s/>Specifically:</text:p>
      <text:list xml:id="list5077291884620513398" text:style-name="L2">
        <text:list-item>
          <text:p text:style-name="P78">When installing on a platform for which there is no standard Jarvis package.</text:p>
        </text:list-item>
        <text:list-item>
          <text:p text:style-name="P78">When installing a test system, or where multiple versions of Jarvis must co-exist.</text:p>
        </text:list-item>
      </text:list>
      <text:p text:style-name="Text_20_body">If you install Jarvis into another location, then you must change the Jarvis installation paths in the following locations:</text:p>
      <text:list xml:id="list1034686177407532373" text:style-name="L3">
        <text:list-item>
          <text:p text:style-name="P79">Modify the Apache configuration (as described in the Apache Configuration chapter).</text:p>
        </text:list-item>
        <text:list-item>
          <text:p text:style-name="P79">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p text:style-name="Text_20_body"/>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23">Take a copy of the database to a directory writable by the Apache user. <text:s/>For example:</text:p>
      <text:p text:style-name="P54"># mkdir -p /var/lib/jarvis/demo/</text:p>
      <text:p text:style-name="P54"># cp /opt/jarvis/demo/db/demo-empty .db /var/lib/jarvis/demo/demo.db </text:p>
      <text:p text:style-name="P54">#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23">Install the demo.xml Jarvis application configuration file:</text:p>
      <text:p text:style-name="Code"># cp /opt/jarvis/demo/etc/demo.xml /opt/jarvis/etc/demo.xml</text:p>
      <text:p text:style-name="P23"/>
      <text:p text:style-name="P23">In Apache configuration create an alias to the Jarvis demo htdocs:</text:p>
      <text:p text:style-name="Code">Alias /jarvis-demo/ "/opt/jarvis/demo/htdocs/"</text:p>
      <text:p text:style-name="P23"/>
      <text:p text:style-name="P23">Change the default values configured in demo.xml to match your installation:</text:p>
      <text:list xml:id="list5710458133397574136" text:style-name="L4">
        <text:list-item>
          <text:p text:style-name="P80">Location of the demo database file. <text:s/>Default is /var/lib/jarvis/demo/demo.db.</text:p>
        </text:list-item>
        <text:list-item>
          <text:p text:style-name="P80">Location of the datasets configuration. <text:s/>Default is /usr/share/jarvis/demo/dataset.</text:p>
        </text:list-item>
        <text:list-item>
          <text:p text:style-name="P80">Location of the session files. <text:s/>Default is /var/lib/jarvis/demo/sessions.</text:p>
        </text:list-item>
        <text:list-item>
          <text:p text:style-name="P80">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page-number="auto" fo:padding="0in"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in" fo:margin-bottom="0in" loext:contextual-spacing="false" fo:padding="0.0193in"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311in" fo:margin-bottom="0.0827in" loext: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16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161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te" style:family="paragraph" style:parent-style-name="Text_20_body">
      <style:paragraph-properties fo:margin-left="0.3937in" fo:margin-right="0.3937in" fo:text-indent="0in" style:auto-text-indent="false" fo:padding="0.0193in"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ad8da"/>
    </style:style>
    <style:style style:name="MT2" style:family="text">
      <style:text-properties officeooo:rsid="0019d6e3"/>
    </style:style>
    <style:style style:name="MT3" style:family="text">
      <style:text-properties officeooo:rsid="00204097"/>
    </style:style>
    <style:style style:name="MT4" style:family="text">
      <style:text-properties officeooo:rsid="0023e901"/>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pril</text:span> 201<text:span text:style-name="MT1">4</text:span><text:tab/><text:span text:style-name="MT2">Installing</text:span> Jarvis – v<text:span text:style-name="MT3">6</text:span>.<text:span text:style-name="MT3">0</text:span>.<text:span text:style-name="MT4">3</text:span><text:tab/><text:page-number text:select-page="current">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6-04-13T14:25:23.574151114</dc:date>
    <meta:editing-duration>P12DT23H22M8S</meta:editing-duration>
    <meta:editing-cycles>955</meta:editing-cycles>
    <meta:generator>LibreOffice/5.0.1.2$Linux_X86_64 LibreOffice_project/00m0$Build-2</meta:generator>
    <meta:print-date>2009-06-23T14:50:34</meta:print-date>
    <dc:creator>Liam Mitchell</dc:creator>
    <meta:document-statistic meta:table-count="4" meta:image-count="0" meta:object-count="0" meta:page-count="15" meta:paragraph-count="355" meta:word-count="2897" meta:character-count="21371" meta:non-whitespace-character-count="18544"/>
    <meta:user-defined meta:name="Info 1"/>
    <meta:user-defined meta:name="Info 2"/>
    <meta:user-defined meta:name="Info 3"/>
    <meta:user-defined meta:name="Info 4"/>
  </office:meta>
</office:document-meta>
</file>